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">
      <style:table-cell-properties fo:border="0.06pt solid #00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28"/>
    <style:style style:name="ce5" style:family="table-cell" style:parent-style-name="Default" style:data-style-name="N128">
      <style:table-cell-properties fo:background-color="transparent"/>
    </style:style>
    <style:style style:name="ce6" style:family="table-cell" style:parent-style-name="Default" style:data-style-name="N128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orbit time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eclipse time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sunlight time</text:p>
          </table:table-cell>
          <table:table-cell table:formula="of:=[.B6]-[.B7]" office:value-type="float" office:value="60" calcext:value-type="float">
            <text:p>60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ax DOD</text:p>
          </table:table-cell>
          <table:table-cell table:style-name="ce2" office:value-type="percentage" office:value="0.2" calcext:value-type="percentage">
            <text:p>20%</text:p>
          </table:table-cell>
          <table:table-cell/>
        </table:table-row>
        <table:table-row table:style-name="ro1">
          <table:table-cell office:value-type="string" calcext:value-type="string">
            <text:p>avg current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charge efficiency</text:p>
          </table:table-cell>
          <table:table-cell table:style-name="ce2" office:value-type="percentage" office:value="0.8" calcext:value-type="percentage">
            <text:p>80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aw over eclipse</text:p>
          </table:table-cell>
          <table:table-cell table:formula="of:=[.B10]*([.B7]/60)" office:value-type="float" office:value="25" calcext:value-type="float">
            <text:p>25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n battery</text:p>
          </table:table-cell>
          <table:table-cell table:style-name="ce3" table:formula="of:=1/[.B9]*[.B13]" office:value-type="float" office:value="125" calcext:value-type="float">
            <text:p>125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aw over sunlight</text:p>
          </table:table-cell>
          <table:table-cell table:formula="of:=[.B10]*([.B8]/60)" office:value-type="float" office:value="50" calcext:value-type="float">
            <text:p>5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eclipse replacement</text:p>
          </table:table-cell>
          <table:table-cell table:style-name="ce4" table:formula="of:=[.B13]*(1/[.B11])" office:value-type="float" office:value="31.25" calcext:value-type="float">
            <text:p>31.3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total / orbit</text:p>
          </table:table-cell>
          <table:table-cell table:style-name="ce5" table:formula="of:=SUM([.B17:.B18])" office:value-type="float" office:value="81.25" calcext:value-type="float">
            <text:p>81.3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min PV</text:p>
          </table:table-cell>
          <table:table-cell table:style-name="ce6" table:formula="of:=[.B19]/([.B8]/60)" office:value-type="float" office:value="81.25" calcext:value-type="float">
            <text:p>81.3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SC cell</text:p>
          </table:table-cell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table:style-name="ce1" office:value-type="float" office:value="2.19" calcext:value-type="float">
            <text:p>2.19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SC string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/>
          <table:table-cell table:style-name="ce7" table:formula="of:=[.B26]*[.B25]" office:value-type="float" office:value="6" calcext:value-type="float">
            <text:p>6</text:p>
          </table:table-cell>
          <table:table-cell office:value-type="string" calcext:value-type="string">
            <text:p>total cells</text:p>
          </table:table-cell>
        </table:table-row>
        <table:table-row table:style-name="ro1">
          <table:table-cell/>
          <table:table-cell table:formula="of:=[.B22]*[.B25]" office:value-type="float" office:value="84" calcext:value-type="float">
            <text:p>84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table:formula="of:=[.B26]*[.B23]" office:value-type="float" office:value="4.38" calcext:value-type="float">
            <text:p>4.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ttery cell</text:p>
          </table:table-cell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ttery string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/>
          <table:table-cell table:style-name="ce7" table:formula="of:=[.B35]*[.B34]" office:value-type="float" office:value="3" calcext:value-type="float">
            <text:p>3</text:p>
          </table:table-cell>
          <table:table-cell office:value-type="string" calcext:value-type="string">
            <text:p>total cells</text:p>
          </table:table-cell>
        </table:table-row>
        <table:table-row table:style-name="ro1">
          <table:table-cell/>
          <table:table-cell table:formula="of:=[.B31]*[.B34]" office:value-type="float" office:value="700" calcext:value-type="float">
            <text:p>70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/>
          <table:table-cell table:formula="of:=[.B35]*[.B32]" office:value-type="float" office:value="3.6" calcext:value-type="float">
            <text:p>3.6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8:45:08.3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6:40:00.741000000</meta:creation-date>
    <dc:date>2015-01-06T19:05:48.054000000</dc:date>
    <meta:editing-duration>PT1H7M33S</meta:editing-duration>
    <meta:editing-cycles>2</meta:editing-cycles>
    <meta:generator>LibreOffice/4.2.4.2$Windows_x86 LibreOffice_project/63150712c6d317d27ce2db16eb94c2f3d7b699f8</meta:generator>
    <meta:document-statistic meta:table-count="1" meta:cell-count="66" meta:object-count="0"/>
  </office:meta>
</office:document-meta>
</file>